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loext:contextual-spacing="false" fo:margin-top="0cm" fo:margin-bottom="0cm" fo:orphans="2" fo:widows="2"/>
    </style:style>
    <style:style style:name="P2" style:family="paragraph" style:parent-style-name="Standard">
      <style:paragraph-properties loext:contextual-spacing="false" fo:margin-top="0cm" fo:margin-bottom="2.54cm" style:line-height-at-least="0.353cm" fo:orphans="2" fo:widows="2"/>
    </style:style>
    <style:style style:name="P3" style:family="paragraph" style:parent-style-name="Standard">
      <style:paragraph-properties loext:contextual-spacing="false" fo:margin-top="0.423cm" fo:margin-bottom="0cm" style:line-height-at-least="0.353cm" fo:orphans="2" fo:widows="2" fo:keep-with-next="always"/>
    </style:style>
    <style:style style:name="P4" style:family="paragraph" style:parent-style-name="body">
      <style:paragraph-properties fo:orphans="2" fo:widows="2"/>
    </style:style>
    <style:style style:name="P5" style:family="paragraph" style:parent-style-name="bullet">
      <style:paragraph-properties loext:contextual-spacing="false" fo:margin-top="0cm" fo:margin-bottom="0.176cm" fo:orphans="2" fo:widows="2"/>
    </style:style>
    <style:style style:name="P6" style:family="paragraph" style:parent-style-name="bullet">
      <style:paragraph-properties loext:contextual-spacing="false" fo:margin-top="0cm" fo:margin-bottom="0.141cm" fo:orphans="2" fo:widows="2"/>
      <style:text-properties style:font-name="Courier New" style:font-name-complex="Courier New2"/>
    </style:style>
    <style:style style:name="P7" style:family="paragraph" style:parent-style-name="code">
      <style:paragraph-properties fo:orphans="2" fo:widows="2"/>
    </style:style>
    <style:style style:name="P8" style:family="paragraph" style:parent-style-name="bullet2">
      <style:paragraph-properties loext:contextual-spacing="false" fo:margin-top="0cm" fo:margin-bottom="0.035cm" fo:orphans="2" fo:widows="2"/>
    </style:style>
    <style:style style:name="P9" style:family="paragraph" style:parent-style-name="bullet2">
      <style:paragraph-properties loext:contextual-spacing="false" fo:margin-top="0cm" fo:margin-bottom="0.035cm" fo:orphans="2" fo:widows="2"/>
    </style:style>
    <style:style style:name="P10" style:family="paragraph" style:parent-style-name="sectionheading">
      <style:paragraph-properties loext:contextual-spacing="false" fo:margin-top="0.106cm" fo:margin-bottom="0.141cm" fo:orphans="2" fo:widows="2"/>
    </style:style>
    <style:style style:name="P11" style:family="paragraph" style:parent-style-name="Heading1_20_Without_20_Numbering" style:master-page-name="Appendix">
      <style:paragraph-properties style:page-number="auto"/>
    </style:style>
    <style:style style:name="P12"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5pt" style:font-size-asian="10.5pt" style:font-name-complex="Courier New2" style:font-size-complex="10.5pt"/>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size="10.5pt" style:font-size-asian="10.5pt" style:font-name-complex="Courier New2" style:font-size-complex="10.5pt"/>
    </style:style>
    <style:style style:name="T6" style:family="text">
      <style:text-properties style:font-name="Courier New1"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67943936" text:id="ct105553167943936">
          <text:insertion>
            <office:change-info>
              <dc:creator>Andy Jefferson</dc:creator>
              <dc:date>2016-01-22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16.509cm" svg:height="0.343cm" svg:x="-6.033cm" svg:y="0cm">
        <draw:image xlink:href="Pictures/20000009000025F9000000C960F96591.wmf" xlink:type="simple" xlink:show="embed" xlink:actuate="onLoad">
          <text:p/>
        </draw:image>
      </draw:frame>
      <draw:frame text:anchor-type="page" text:anchor-page-number="1" draw:z-index="8" draw:name="Picture 67"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9" draw:name="Picture 68"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0" draw:name="Picture 69"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1" draw:name="Picture 70"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2" draw:name="Picture 71"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3" draw:name="Picture 72"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4" draw:name="Picture 73"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5" draw:name="Picture 74"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6" draw:name="Picture 75"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7" draw:name="Picture 76"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8" draw:name="Picture 77"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9" draw:name="Picture 78"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20" draw:name="Picture 79" draw:style-name="gr2" draw:text-style-name="P12" svg:width="7.09cm" svg:height="0.343cm" svg:x="-6.033cm" svg:y="0cm">
        <draw:image xlink:href="Pictures/2000000900000FB5000000C9DF37253B.wmf" xlink:type="simple" xlink:show="embed" xlink:actuate="onLoad">
          <text:p/>
        </draw:image>
      </draw:frame>
      <text:list xml:id="list8755512521794548930" text:style-name="Appendix_20_Numbering">
        <text:list-item>
          <text:p text:style-name="P11">JDO 1.0.1 Metadata</text:p>
        </text:list-item>
      </text:list>
      <text:p text:style-name="P2"><draw:frame draw:style-name="fr1" draw:name="1" text:anchor-type="as-char" svg:width="16.51cm" svg:height="0.342cm" draw:z-index="21"><draw:image xlink:href="Pictures/20000009000025F9000000C960F96591.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text:soft-page-break/>of metadata for org.acme.Foo will find the cached metadata and none of the usual locations for metadata will be searched.</text:p>
      <text:p text:style-name="P4">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7.091cm" svg:height="0.342cm" draw:z-index="1"><draw:image xlink:href="Pictures/2000000900000FB5000000C9DF37253B.wmf" xlink:type="simple" xlink:show="embed" xlink:actuate="onLoad"/></draw:frame></text:p>
      <text:list xml:id="list1370625800" text:continue-numbering="true" text:style-name="Appendix_20_Numbering">
        <text:list-item>
          <text:list>
            <text:list-item>
              <text:h text:style-name="Appendix_20_Heading_20_2" text:outline-level="2">ELEMENT jdo</text:h>
            </text:list-item>
          </text:list>
        </text:list-item>
      </text:list>
      <text:p text:style-name="P4">This element is the highest level element in the xml document. It is used to allow multiple packages to be described in the same document.</text:p>
      <text:p text:style-name="P3"><draw:frame draw:style-name="fr1" draw:name="3" text:anchor-type="as-char" svg:width="7.091cm" svg:height="0.342cm" draw:z-index="2"><draw:image xlink:href="Pictures/2000000900000FB5000000C9DF37253B.wmf" xlink:type="simple" xlink:show="embed" xlink:actuate="onLoad"/></draw:frame></text:p>
      <text:list xml:id="list1190284797" text:continue-numbering="true" text:style-name="Appendix_20_Numbering">
        <text:list-item>
          <text:list>
            <text:list-item>
              <text:h text:style-name="Appendix_20_Heading_20_2" text:outline-level="2">ELEMENT package</text:h>
            </text:list-item>
          </text:list>
        </text:list-item>
      </text:list>
      <text:p text:style-name="P4">This element includes all classes in a particular package. The complete qualified package name is required.</text:p>
      <text:p text:style-name="P3"><draw:frame draw:style-name="fr1" draw:name="4" text:anchor-type="as-char" svg:width="7.091cm" svg:height="0.342cm" draw:z-index="3"><draw:image xlink:href="Pictures/2000000900000FB5000000C9DF37253B.wmf" xlink:type="simple" xlink:show="embed" xlink:actuate="onLoad"/></draw:frame></text:p>
      <text:list xml:id="list298473293" text:continue-numbering="true" text:style-name="Appendix_20_Numbering">
        <text:list-item>
          <text:list>
            <text:list-item>
              <text:h text:style-name="Appendix_20_Heading_20_2" text:outline-level="2">ELEMENT class</text:h>
            </text:list-item>
          </text:list>
        </text:list-item>
      </text:list>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soft-page-break/>•<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7.091cm" svg:height="0.342cm" draw:z-index="4"><draw:image xlink:href="Pictures/2000000900000FB5000000C9DF37253B.wmf" xlink:type="simple" xlink:show="embed" xlink:actuate="onLoad"/></draw:frame></text:p>
      <text:list xml:id="list1058381625" text:continue-numbering="true" text:style-name="Appendix_20_Numbering">
        <text:list-item>
          <text:list>
            <text:list-item>
              <text:h text:style-name="Appendix_20_Heading_20_2" text:outline-level="2">ELEMENT field</text:h>
            </text:list-item>
          </text:list>
        </text:list-item>
      </text:list>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10"><text:tab/><text:tab/><text:bookmark text:name="R-1018575"/><text:bookmark text:name="R-1018575T"/>Default persistence-modifier</text:p>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text:soft-page-break/>•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8">•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change-start text:change-id="ct105553167943936"/></text:p>
      <text:p text:style-name="P8">• <text:s/><text:span text:style-name="T5">java.time</text:span><text:span text:style-name="T6">: LocalDate, LocalTime, LocalDateTime, Instant, Duration, Period, Year, Month, YearMonth, MonthDay, DayOfWeek, ZoneId, ZoneOffset, OffsetDateTime, ZonedDateTime;</text:span><text:change-end text:change-id="ct105553167943936"/></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he <text:span text:style-name="T1">embedded</text:span> attribute applied to a field of a persistence-capable type is a hint to the implementation to treat the field as if it were a Second Class Object. But this behavior is not further specified and is not portable.</text:p>
      <text:p text:style-name="P4"><text:soft-page-break/>A portable application must not assign instances of mutable classes to multiple embedded fields, and must not compare values of these fields using Java identity (“f1==f2”). </text:p>
      <text:p text:style-name="P4">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tab/>persistence-modifier = "none"</text:p>
      <text:list xml:id="list1752468840" text:continue-numbering="true" text:style-name="Appendix_20_Numbering">
        <text:list-item>
          <text:list>
            <text:list-item>
              <text:list>
                <text:list-item>
                  <text:h text:style-name="Appendix_20_Heading_20_3" text:outline-level="3">ELEMENT collection</text:h>
                </text:list-item>
              </text:list>
            </text:list-item>
          </text:list>
        </text:list-item>
      </text:list>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list xml:id="list2145120841" text:continue-numbering="true" text:style-name="Appendix_20_Numbering">
        <text:list-item>
          <text:list>
            <text:list-item>
              <text:list>
                <text:list-item>
                  <text:h text:style-name="Appendix_20_Heading_20_3" text:outline-level="3">ELEMENT map</text:h>
                </text:list-item>
              </text:list>
            </text:list-item>
          </text:list>
        </text:list-item>
      </text:list>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list xml:id="list82570770" text:continue-numbering="true" text:style-name="Appendix_20_Numbering">
        <text:list-item>
          <text:list>
            <text:list-item>
              <text:list>
                <text:list-item>
                  <text:h text:style-name="Appendix_20_Heading_20_3" text:outline-level="3">ELEMENT array</text:h>
                </text:list-item>
              </text:list>
            </text:list-item>
          </text:list>
        </text:list-item>
      </text:list>
      <text:p text:style-name="P4">This element specifies the treatment of array typed fields. The default persistence-modifier for array typed fields is based on the Java type of the component and modifiers of the field, according to the rules in <text:span text:style-name="T3">18.4 Default persistence-modifier</text:span>.</text:p>
      <text:p text:style-name="P4">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ext:soft-page-break/>The embedded treatment of the array instance itself is governed by the embedded attribute of the field element.</text:p>
      <text:p text:style-name="P3"><draw:frame draw:style-name="fr1" draw:name="6" text:anchor-type="as-char" svg:width="7.091cm" svg:height="0.342cm" draw:z-index="5"><draw:image xlink:href="Pictures/2000000900000FB5000000C9DF37253B.wmf" xlink:type="simple" xlink:show="embed" xlink:actuate="onLoad"/></draw:frame></text:p>
      <text:list xml:id="list1632040994" text:continue-numbering="true" text:style-name="Appendix_20_Numbering">
        <text:list-item>
          <text:list>
            <text:list-item>
              <text:h text:style-name="Appendix_20_Heading_20_2" text:outline-level="2">ELEMENT extension</text:h>
            </text:list-item>
          </text:list>
        </text:list-item>
      </text:list>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7.091cm" svg:height="0.342cm" draw:z-index="6"><draw:image xlink:href="Pictures/2000000900000FB5000000C9DF37253B.wmf" xlink:type="simple" xlink:show="embed" xlink:actuate="onLoad"/></draw:frame></text:p>
      <text:list xml:id="list1043908593" text:continue-numbering="true" text:style-name="Appendix_20_Numbering">
        <text:list-item>
          <text:list>
            <text:list-item>
              <text:h text:style-name="Appendix_20_Heading_20_2" text:outline-level="2">The Document Type Descriptor</text:h>
            </text:list-item>
          </text:list>
        </text:list-item>
      </text:list>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text:soft-page-break/>&lt;!ATTLIST map embedded-value (true|false) #IMPLIED&gt;</text:p>
      <text:p text:style-name="P7">&lt;!ELEMENT array (extension)*&gt;</text:p>
      <text:p text:style-name="P7">&lt;!ATTLIST array embedded-element (true|false) #IMPLIED&gt;</text:p>
      <text:p text:style-name="P7">&lt;!ELEMENT extension (extension)*&gt;</text:p>
      <text:p text:style-name="P7">&lt;!ATTLIST extension vendor-name CDATA #REQUIRED&gt;</text:p>
      <text:p text:style-name="P7">&lt;!ATTLIST extension key CDATA #IMPLIED&gt;</text:p>
      <text:p text:style-name="P7">&lt;!ATTLIST extension value CDATA #IMPLIED&gt;</text:p>
      <text:p text:style-name="P3"><draw:frame draw:style-name="fr1" draw:name="8" text:anchor-type="as-char" svg:width="7.091cm" svg:height="0.342cm" draw:z-index="7"><draw:image xlink:href="Pictures/2000000900000FB5000000C9DF37253B.wmf" xlink:type="simple" xlink:show="embed" xlink:actuate="onLoad"/></draw:frame></text:p>
      <text:list xml:id="list1169872127" text:continue-numbering="true" text:style-name="Appendix_20_Numbering">
        <text:list-item>
          <text:list>
            <text:list-item>
              <text:h text:style-name="Appendix_20_Heading_20_2" text:outline-level="2">Example XML file</text:h>
            </text:list-item>
          </text:list>
        </text:list-item>
      </text:list>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4:04:19.51</meta:creation-date>
    <meta:editing-duration>PT11M43S</meta:editing-duration>
    <meta:generator>OpenOffice/4.1.6$Unix OpenOffice.org_project/416m1$Build-9790</meta:generator>
    <dc:title>JDO_Chapter</dc:title>
    <dc:date>2021-07-18T23:42:25</dc:date>
    <dc:creator>Michael Bouschen</dc:creator>
    <meta:document-statistic meta:table-count="0" meta:image-count="8" meta:object-count="0" meta:page-count="7" meta:paragraph-count="148" meta:word-count="2542" meta:character-count="174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